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AF182EF49AAE67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7d93dd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6ed8b7" officeooo:paragraph-rsid="027d93dd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7d93dd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4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5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6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rsid="0208713f" officeooo:paragraph-rsid="0243b290"/>
    </style:style>
    <style:style style:name="P2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officeooo:rsid="0263f649" officeooo:paragraph-rsid="026802a2" style:font-size-asian="12pt" style:font-size-complex="12pt"/>
    </style:style>
    <style:style style:name="P28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29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6847d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82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c6dfa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7e7ef3" style:font-size-asian="12pt" style:font-weight-asian="normal" style:font-name-complex="Calibri1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font-name="Liberation Sans" fo:font-size="12pt" fo:language="gl" fo:country="ES" officeooo:rsid="0211215b" style:font-size-asian="10.5pt" style:font-size-complex="12pt"/>
    </style:style>
    <style:style style:name="T17" style:family="text">
      <style:text-properties style:font-name="Liberation Sans" fo:font-size="12pt" fo:language="gl" fo:country="ES" officeooo:rsid="01bc2cda" style:font-size-asian="10.5pt" style:font-size-complex="12pt"/>
    </style:style>
    <style:style style:name="T18" style:family="text">
      <style:text-properties style:font-name="Liberation Sans" fo:font-size="12pt" fo:language="gl" fo:country="ES" officeooo:rsid="0243b290" style:font-size-asian="10.5pt" style:font-size-complex="12pt"/>
    </style:style>
    <style:style style:name="T19" style:family="text">
      <style:text-properties style:font-name="Liberation Sans" fo:font-size="12pt" fo:language="gl" fo:country="ES" officeooo:rsid="0211215b" style:font-size-asian="12pt" style:font-size-complex="12pt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25124f4" style:font-size-asian="12pt" style:font-size-complex="12pt"/>
    </style:style>
    <style:style style:name="T22" style:family="text">
      <style:text-properties officeooo:rsid="0243b290"/>
    </style:style>
    <style:style style:name="T23" style:family="text">
      <style:text-properties officeooo:rsid="02546edb"/>
    </style:style>
    <style:style style:name="T24" style:family="text">
      <style:text-properties officeooo:rsid="01d4aaa9"/>
    </style:style>
    <style:style style:name="T25" style:family="text">
      <style:text-properties officeooo:rsid="02747b23"/>
    </style:style>
    <style:style style:name="T26" style:family="text">
      <style:text-properties fo:language="gl" fo:country="ES" officeooo:rsid="01bc2cda" style:font-size-asian="10.5pt"/>
    </style:style>
    <style:style style:name="T27" style:family="text">
      <style:text-properties fo:language="gl" fo:country="ES" officeooo:rsid="0211215b" style:font-size-asian="10.5pt"/>
    </style:style>
    <style:style style:name="T28" style:family="text">
      <style:text-properties officeooo:rsid="026847db"/>
    </style:style>
    <style:style style:name="T29" style:family="text">
      <style:text-properties officeooo:rsid="0263f748"/>
    </style:style>
    <style:style style:name="T30" style:family="text">
      <style:text-properties officeooo:rsid="027d05d2"/>
    </style:style>
    <style:style style:name="T31" style:family="text">
      <style:text-properties officeooo:rsid="027d0824"/>
    </style:style>
    <style:style style:name="T32" style:family="text">
      <style:text-properties officeooo:rsid="026ed8b7"/>
    </style:style>
    <style:style style:name="T33" style:family="text">
      <style:text-properties officeooo:rsid="0268ca6d"/>
    </style:style>
    <style:style style:name="T34" style:family="text">
      <style:text-properties officeooo:rsid="026ffb3b"/>
    </style:style>
    <style:style style:name="T35" style:family="text">
      <style:text-properties officeooo:rsid="026c6dfa"/>
    </style:style>
    <style:style style:name="T36" style:family="text">
      <style:text-properties officeooo:rsid="02600ff1"/>
    </style:style>
    <style:style style:name="T37" style:family="text">
      <style:text-properties officeooo:rsid="026d9387"/>
    </style:style>
    <style:style style:name="T38" style:family="text">
      <style:text-properties officeooo:rsid="027e7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22">24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25">Arranque dual: Problemas.</text:span></text:p>
          </table:table-cell>
        </table:table-row>
        <table:table-row table:style-name="Procedemento.2">
          <table:table-cell table:style-name="Procedemento.A2" office:value-type="string">
            <text:list xml:id="list4206556144" text:style-name="L1">
              <text:list-item>
                <text:p text:style-name="P25"><text:span text:style-name="T16">[</text:span><text:span text:style-name="T18">1]</text:span><text:span text:style-name="T16"> </text:span><text:span text:style-name="T17">USB</text:span><text:span text:style-name="T16"> (material que posúe o grupo)</text:span></text:p>
              </text:list-item>
              <text:list-item>
                <text:p text:style-name="P26"><text:span text:style-name="T21">[2] </text:span><text:a xlink:type="simple" xlink:href="https://rufus.ie/" text:style-name="Internet_20_link" text:visited-style-name="Visited_20_Internet_20_Link"><text:span text:style-name="T20">Rufus</text:span></text:a><text:span text:style-name="T19">/</text:span><text:a xlink:type="simple" xlink:href="https://unetbootin.github.io/" text:style-name="Internet_20_link" text:visited-style-name="Visited_20_Internet_20_Link"><text:span text:style-name="T20">Unetbootin</text:span></text:a></text:p>
              </text:list-item>
              <text:list-item>
                <text:p text:style-name="P27">[3] <text:span text:style-name="T26">USB</text:span><text:span text:style-name="T27"> (material que posúe o grupo)</text:span></text:p>
              </text:list-item>
              <text:list-item>
                <text:p text:style-name="P28">[4] Disco duro SATA (se é necesario solicitar ao docente)</text:p>
              </text:list-item>
            </text:list>
          </table:table-cell>
          <table:table-cell table:style-name="Procedemento.A2" office:value-type="string">
            <text:list xml:id="list1251344820" text:style-name="L2">
              <text:list-item>
                <text:p text:style-name="P29">Conectar o disco existente en SATA-1</text:p>
              </text:list-item>
              <text:list-item>
                <text:p text:style-name="P31">Conectar un segundo disco duro SATA en SATA-0</text:p>
              </text:list-item>
              <text:list-item>
                <text:p text:style-name="P31">Comprobar arranque do<text:span text:style-name="T30">s</text:span> S<text:span text:style-name="T30">S</text:span>O<text:span text:style-name="T30">O: Windows e GNU/Linux</text:span></text:p>
              </text:list-item>
              <text:list-item>
                <text:p text:style-name="P33">Utilizar/Crear USB arrancable <text:span text:style-name="T29">SuperGrub2Disk</text:span></text:p>
              </text:list-item>
              <text:list-item>
                <text:p text:style-name="P33">Arrancar mediante USB</text:p>
              </text:list-item>
              <text:list-item>
                <text:p text:style-name="P31">Conseguir arrancar <text:span text:style-name="T31">os SSOO: Windows e GNU/Linux</text:span></text:p>
              </text:list-item>
              <text:list-item>
                <text:p text:style-name="P30">Conectar o disco <text:span text:style-name="T28">cos SSOO instalados en </text:span>SATA-<text:span text:style-name="T28">0</text:span></text:p>
              </text:list-item>
              <text:list-item>
                <text:p text:style-name="P32">Comprobar arranque do<text:span text:style-name="T30">s</text:span> S<text:span text:style-name="T30">S</text:span>O<text:span text:style-name="T30">O: Windows e GNU/Linux</text:span></text:p>
              </text:list-item>
            </text:list>
          </table:table-cell>
        </table:table-row>
      </table:table>
      <text:p text:style-name="P8"/>
      <text:p text:style-name="P8">Procedemento:<text:span text:style-name="T15"> </text:span></text:p>
      <text:list xml:id="list2876251115" text:style-name="L3">
        <text:list-item>
          <text:p text:style-name="P14">Conectar <text:span text:style-name="T33">2 discos duros SATA na placa base:</text:span></text:p>
          <text:list>
            <text:list-item>
              <text:p text:style-name="P24">O disco duro existente conectalo en SATA-1</text:p>
            </text:list-item>
            <text:list-item>
              <text:p text:style-name="P15">O segundo disco duro [4] conectalo en SATA-0</text:p>
            </text:list-item>
          </text:list>
        </text:list-item>
        <text:list-item>
          <text:p text:style-name="P14">Verificar na BIOS(F2) a súa identificación.</text:p>
        </text:list-item>
        <text:list-item>
          <text:p text:style-name="P16">Modificar a BIOS <text:span text:style-name="T34">ou F12(Boot Menú)</text:span> para <text:span text:style-name="T23">que o primeiro dispositivo de arranque sexa o disco duro.</text:span></text:p>
        </text:list-item>
        <text:list-item>
          <text:p text:style-name="P18">Comprobar o correcto arranque do<text:span text:style-name="T38">s</text:span> sistema<text:span text:style-name="T38">s</text:span> operativo<text:span text:style-name="T38">s</text:span> instalado<text:span text:style-name="T38">s</text:span>. <text:span text:style-name="T24">(Avisar ao docente para revisión) Que acontece? A que é debido?</text:span></text:p>
        </text:list-item>
        <text:list-item>
          <text:p text:style-name="P19">Conectar USB[<text:span text:style-name="T35">3</text:span>] en calquera <text:span text:style-name="T36">porto</text:span> USB da placa base.</text:p>
        </text:list-item>
        <text:list-item>
          <text:p text:style-name="P17">Identificación dese USB na BIOS(F2). O dispositivo USB conectado na placa corresponde co atopado na BIOS? </text:p>
        </text:list-item>
        <text:list-item>
          <text:p text:style-name="P17">Modificar a BIOS <text:span text:style-name="T37">ou F12 (Boot Menú) </text:span>para <text:span text:style-name="T37">que o primeiro dispositivo de arranque sexa o USB.</text:span></text:p>
        </text:list-item>
        <text:list-item>
          <text:p text:style-name="P22"><text:span text:style-name="T6">Crear no USB [</text:span><text:span text:style-name="T10">3</text:span><text:span text:style-name="T6">] un USB arrancable </text:span><text:span text:style-name="T4">mediante Rufus ou Unetbootin </text:span><text:span text:style-name="T8">[2]</text:span><text:span text:style-name="T2"> </text:span><text:span text:style-name="T7">c</text:span><text:span text:style-name="T9">oa</text:span><text:span text:style-name="T4"> ISO </text:span><text:span text:style-name="T10">SuperGrub2Disk</text:span></text:p>
        </text:list-item>
        <text:list-item>
          <text:p text:style-name="P22"><text:span text:style-name="T3">Arrancar co USB [</text:span><text:span text:style-name="T10">3</text:span><text:span text:style-name="T3">]</text:span></text:p>
        </text:list-item>
        <text:list-item>
          <text:p text:style-name="P23"><text:span text:style-name="T5"><text:s/></text:span><text:span text:style-name="T11">Escoller a opción correspondente que permita arrancar o</text:span><text:span text:style-name="T12">s</text:span><text:span text:style-name="T11"> S</text:span><text:span text:style-name="T12">S</text:span><text:span text:style-name="T11">O</text:span><text:span text:style-name="T12">O instalados</text:span><text:span text:style-name="T11">. (Avisar ao docente para revisión)</text:span></text:p>
        </text:list-item>
        <text:list-item>
          <text:p text:style-name="P20">Repetir a práctica pero agora intercambiando os discos duros de slot SATA, é dicir, o que está conectado en SATA-0 pasa a estar conectado en SATA-1 e viceversa. Que acontece?</text:p>
        </text:list-item>
        <text:list-item>
          <text:p text:style-name="P21"><text:span text:style-name="T32">D</text:span>eixar conectado soamente un disco duro, o de SATA-0, o que ten instalado o<text:span text:style-name="T38">s</text:span> S<text:span text:style-name="T38">S</text:span>O<text:span text:style-name="T38">O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AF182EF49AAE6713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AF182EF49AAE6713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0</meta:editing-cycles>
    <meta:creation-date>2019-11-09T13:25:03.151138236</meta:creation-date>
    <meta:editing-duration>PT10H50M1S</meta:editing-duration>
    <meta:generator>LibreOffice/6.1.5.2$Linux_X86_64 LibreOffice_project/10$Build-2</meta:generator>
    <dc:subject>Práctica 24 - Xenérica</dc:subject>
    <dc:title>Taller - MME</dc:title>
    <dc:date>2020-03-12T08:56:11.405908074</dc:date>
    <meta:document-statistic meta:table-count="2" meta:image-count="2" meta:object-count="0" meta:page-count="1" meta:paragraph-count="38" meta:word-count="319" meta:character-count="1905" meta:non-whitespace-character-count="16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